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active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 Miton, Claidière et Mercier, 2015).</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dans des problèmes expérimentaux concrets, puis de proposer une alternative plus à même de résoudre ces questions. Commençons par détailler les critiques qu'Ingold fait à l'épidémiologie des représentations; celles-ci s'appliquent également à la mémétique, et on verra dans la partie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donc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tous les individus (Fisher et Bennett, 1999). Ainsi, connaître l'évolution de la spécification génétique revient à décrire l'essentiel de l'évolution biologique, ce qui fait logiquemen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our les besoins de chaque expérimentateur." (Portin, 1993 : 208 ; dans Neumann-Held, 2001 : 69)<text:note text:id="ftn1" text:note-class="footnote"><text:note-citation>2</text:note-citation><text:note-body><text:p text:style-name="Footnote">La traduction de Neumann-Held (2001) est la mienne.</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c'est la façon dont tous les éléments d'une cellule interagissent qui donne aux gènes le rôle qu'ils ont dans la synthèse des protéines, rôle qui est loin d'être celui d'un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un modèle qui déforme la réalité et ne permet plus progresser (Lewontin, 2001a ; Lewontin,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On verra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son 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Strate culturelle</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34">coévolution</text:span><text:span text:style-name="T35"> </text:span><text:span text:style-name="T36">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4" text:note-class="footnote"><text:note-citation>5</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37">mème</text:span><text:span text:style-name="T38"> </text:span><text:span text:style-name="T39">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2">On est tous le beau et le moche de quelqu'un</text:p>
        </text:list-item>
      </text:list>
      <text:p text:style-name="First_20_paragraph">Cet énoncé paraît neutre <text:span text:style-name="T40">a</text:span><text:span text:style-name="T41"> </text:span><text:span text:style-name="T42">priori</text:span>, et est suffisamment classique et consensuel pour être aimé<text:note text:id="ftn5" text:note-class="footnote"><text:note-citation>6</text:note-citation><text:note-body><text:p text:style-name="Footnote">C'est-à-dire marqué comme « favori ».</text:p></text:note-body></text:note>,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43">sens</text:span> de l'échange. Une réponse au message initial est d'abord faite sur le ton de l'humour :</text:p>
      <text:list text:style-name="L2">
        <text:list-item>
          <text:p text:style-name="P3">mais être moche c'est quand même la base ahah</text:p>
        </text:list-item>
      </text:list>
      <text:p text:style-name="First_20_paragraph">Puis deux échanges plus tard la conversation se termine :</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44">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5">l'étude de la diffusion sans mutation des représentations ,</text:p>
        </text:list-item>
        <text:list-item>
          <text:p text:style-name="P5">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45">et</text:span><text:span text:style-name="T46"> </text:span><text:span text:style-name="T47">al.</text:span>, 2014), voit se développer un courant s'intéressant à la « contagion complexe », c'est-à-dire l'étude de systèmes dont le processus de base n'est plus la transmission d'un objet atomique (un hashtag, une vidéo, une URL), mais la <text:span text:style-name="T48">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49">et</text:span><text:span text:style-name="T50"> </text:span><text:span text:style-name="T51">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52">qualitatif</text:span> et de <text:span text:style-name="T53">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54">arXiv</text:span><text:span text:style-name="T55">:</text:span><text:span text:style-name="T56">1402</text:span><text:span text:style-name="T57">.</text:span><text:span text:style-name="T58">6792</text:span><text:span text:style-name="T59"> </text:span><text:span text:style-name="T60">[</text:span><text:span text:style-name="T61">physics</text:span><text:span text:style-name="T62">]</text:span>. <text:a xlink:type="simple" xlink:href="http://arxiv.org/abs/1402.6792" office:name=""><text:span text:style-name="Definition">http://arxiv.org/abs/1402.6792</text:span></text:a> (21 février 2016).</text:p>
      <text:p text:style-name="Text_20_body">Aunger, Robert. 2000. <text:span text:style-name="T63">Darwinizing</text:span><text:span text:style-name="T64"> </text:span><text:span text:style-name="T65">culture:</text:span><text:span text:style-name="T66"> </text:span><text:span text:style-name="T67">the</text:span><text:span text:style-name="T68"> </text:span><text:span text:style-name="T69">status</text:span><text:span text:style-name="T70"> </text:span><text:span text:style-name="T71">of</text:span><text:span text:style-name="T72"> </text:span><text:span text:style-name="T73">memetics</text:span><text:span text:style-name="T74"> </text:span><text:span text:style-name="T75">as</text:span><text:span text:style-name="T76"> </text:span><text:span text:style-name="T77">a</text:span><text:span text:style-name="T78"> </text:span><text:span text:style-name="T79">science</text:span>. Oxford; New York: Oxford University Press.</text:p>
      <text:p text:style-name="Text_20_body">Bateson, Gregory. 1972. <text:span text:style-name="T80">Steps</text:span><text:span text:style-name="T81"> </text:span><text:span text:style-name="T82">to</text:span><text:span text:style-name="T83"> </text:span><text:span text:style-name="T84">an</text:span><text:span text:style-name="T85"> </text:span><text:span text:style-name="T86">Ecology</text:span><text:span text:style-name="T87"> </text:span><text:span text:style-name="T88">of</text:span><text:span text:style-name="T89"> </text:span><text:span text:style-name="T90">Mind</text:span><text:span text:style-name="T91">:</text:span><text:span text:style-name="T92"> </text:span><text:span text:style-name="T93">Collected</text:span><text:span text:style-name="T94"> </text:span><text:span text:style-name="T95">Essays</text:span><text:span text:style-name="T96"> </text:span><text:span text:style-name="T97">in</text:span><text:span text:style-name="T98"> </text:span><text:span text:style-name="T99">Anthropology</text:span><text:span text:style-name="T100">,</text:span><text:span text:style-name="T101"> </text:span><text:span text:style-name="T102">Psychiatry</text:span><text:span text:style-name="T103">,</text:span><text:span text:style-name="T104"> </text:span><text:span text:style-name="T105">Evolution</text:span><text:span text:style-name="T106">,</text:span><text:span text:style-name="T107"> </text:span><text:span text:style-name="T108">and</text:span><text:span text:style-name="T109"> </text:span><text:span text:style-name="T110">Epistemology</text:span>. University of Chicago Press.</text:p>
      <text:p text:style-name="Text_20_body">Becker, Howard S. 1996. The epistemology of qualitative research. In R. Jessor, A. Colby et R. A. Shweder (éd.), <text:span text:style-name="T111">Ethnography</text:span><text:span text:style-name="T112"> </text:span><text:span text:style-name="T113">and</text:span><text:span text:style-name="T114"> </text:span><text:span text:style-name="T115">human</text:span><text:span text:style-name="T116"> </text:span><text:span text:style-name="T117">development:</text:span><text:span text:style-name="T118"> </text:span><text:span text:style-name="T119">Context</text:span><text:span text:style-name="T120"> </text:span><text:span text:style-name="T121">and</text:span><text:span text:style-name="T122"> </text:span><text:span text:style-name="T123">meaning</text:span><text:span text:style-name="T124"> </text:span><text:span text:style-name="T125">in</text:span><text:span text:style-name="T126"> </text:span><text:span text:style-name="T127">social</text:span><text:span text:style-name="T128"> </text:span><text:span text:style-name="T129">inquiry</text:span>, 53‑71. (The John D. and Catherine T. MacArthur Foundation series on mental health and development.). Chicago, IL, US: University of Chicago Press.</text:p>
      <text:p text:style-name="Text_20_body">Bourdieu, Pierre. 1980. <text:span text:style-name="T130">Le</text:span><text:span text:style-name="T131"> </text:span><text:span text:style-name="T132">sens</text:span><text:span text:style-name="T133"> </text:span><text:span text:style-name="T134">pratique</text:span>. Paris: Editions de Minuit.</text:p>
      <text:p text:style-name="Text_20_body">Boyd, Robert et Peter J Richerson. 1985. <text:span text:style-name="T135">Culture</text:span><text:span text:style-name="T136"> </text:span><text:span text:style-name="T137">and</text:span><text:span text:style-name="T138"> </text:span><text:span text:style-name="T139">the</text:span><text:span text:style-name="T140"> </text:span><text:span text:style-name="T141">evolutionary</text:span><text:span text:style-name="T142"> </text:span><text:span text:style-name="T143">process</text:span>. Chicago: University of Chicago Press.</text:p>
      <text:p text:style-name="Text_20_body">Chomsky, Noam. 2005. <text:span text:style-name="T144">Rules</text:span><text:span text:style-name="T145"> </text:span><text:span text:style-name="T146">and</text:span><text:span text:style-name="T147"> </text:span><text:span text:style-name="T148">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49">Explaining</text:span><text:span text:style-name="T150"> </text:span><text:span text:style-name="T151">Language</text:span><text:span text:style-name="T152"> </text:span><text:span text:style-name="T153">Change</text:span><text:span text:style-name="T154">:</text:span><text:span text:style-name="T155"> </text:span><text:span text:style-name="T156">An</text:span><text:span text:style-name="T157"> </text:span><text:span text:style-name="T158">Evolutionary</text:span><text:span text:style-name="T159"> </text:span><text:span text:style-name="T160">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61">arXiv</text:span><text:span text:style-name="T162">:</text:span><text:span text:style-name="T163">1112</text:span><text:span text:style-name="T164">.</text:span><text:span text:style-name="T165">3670</text:span><text:span text:style-name="T166"> </text:span><text:span text:style-name="T167">[</text:span><text:span text:style-name="T168">physics</text:span><text:span text:style-name="T169">]</text:span>. <text:a xlink:type="simple" xlink:href="http://arxiv.org/abs/1112.3670" office:name=""><text:span text:style-name="Definition">http://arxiv.org/abs/1112.3670</text:span></text:a> (20 novembre 2013).</text:p>
      <text:p text:style-name="Text_20_body">Darwin, Charles. 1981. <text:span text:style-name="T170">The</text:span><text:span text:style-name="T171"> </text:span><text:span text:style-name="T172">Descent</text:span><text:span text:style-name="T173"> </text:span><text:span text:style-name="T174">of</text:span><text:span text:style-name="T175"> </text:span><text:span text:style-name="T176">Man</text:span><text:span text:style-name="T177">,</text:span><text:span text:style-name="T178"> </text:span><text:span text:style-name="T179">and</text:span><text:span text:style-name="T180"> </text:span><text:span text:style-name="T181">Selection</text:span><text:span text:style-name="T182"> </text:span><text:span text:style-name="T183">in</text:span><text:span text:style-name="T184"> </text:span><text:span text:style-name="T185">Relation</text:span><text:span text:style-name="T186"> </text:span><text:span text:style-name="T187">to</text:span><text:span text:style-name="T188"> </text:span><text:span text:style-name="T189">Sex</text:span>. Princeton, N.J.: Princeton University Press.</text:p>
      <text:p text:style-name="Text_20_body">Dawkins, Richard. 2006. <text:span text:style-name="T190">The</text:span><text:span text:style-name="T191"> </text:span><text:span text:style-name="T192">selfish</text:span><text:span text:style-name="T193"> </text:span><text:span text:style-name="T194">gene</text:span>. Oxford; New York: Oxford University Press.</text:p>
      <text:p text:style-name="Text_20_body">Fisher, Ronald A et J. H Bennett. 1999. <text:span text:style-name="T195">The</text:span><text:span text:style-name="T196"> </text:span><text:span text:style-name="T197">genetical</text:span><text:span text:style-name="T198"> </text:span><text:span text:style-name="T199">theory</text:span><text:span text:style-name="T200"> </text:span><text:span text:style-name="T201">of</text:span><text:span text:style-name="T202"> </text:span><text:span text:style-name="T203">natural</text:span><text:span text:style-name="T204"> </text:span><text:span text:style-name="T205">selection:</text:span><text:span text:style-name="T206"> </text:span><text:span text:style-name="T207">a</text:span><text:span text:style-name="T208"> </text:span><text:span text:style-name="T209">complete</text:span><text:span text:style-name="T210"> </text:span><text:span text:style-name="T211">variorum</text:span><text:span text:style-name="T212"> </text:span><text:span text:style-name="T213">edition</text:span>. Oxford: Oxford University Press.</text:p>
      <text:p text:style-name="Text_20_body">Fodor, Jerry A. 1983. <text:span text:style-name="T214">The</text:span><text:span text:style-name="T215"> </text:span><text:span text:style-name="T216">modularity</text:span><text:span text:style-name="T217"> </text:span><text:span text:style-name="T218">of</text:span><text:span text:style-name="T219"> </text:span><text:span text:style-name="T220">mind:</text:span><text:span text:style-name="T221"> </text:span><text:span text:style-name="T222">an</text:span><text:span text:style-name="T223"> </text:span><text:span text:style-name="T224">essay</text:span><text:span text:style-name="T225"> </text:span><text:span text:style-name="T226">on</text:span><text:span text:style-name="T227"> </text:span><text:span text:style-name="T228">faculty</text:span><text:span text:style-name="T229"> </text:span><text:span text:style-name="T230">psychology</text:span>. Cambridge, Mass.: MIT Press.</text:p>
      <text:p text:style-name="Text_20_body">Gibson, James J. 2014. <text:span text:style-name="T231">The</text:span><text:span text:style-name="T232"> </text:span><text:span text:style-name="T233">Ecological</text:span><text:span text:style-name="T234"> </text:span><text:span text:style-name="T235">Approach</text:span><text:span text:style-name="T236"> </text:span><text:span text:style-name="T237">to</text:span><text:span text:style-name="T238"> </text:span><text:span text:style-name="T239">Visual</text:span><text:span text:style-name="T240"> </text:span><text:span text:style-name="T241">Perception</text:span><text:span text:style-name="T242">:</text:span><text:span text:style-name="T243"> </text:span><text:span text:style-name="T244">Classic</text:span><text:span text:style-name="T245"> </text:span><text:span text:style-name="T246">Edition</text:span>. Psychology Press.</text:p>
      <text:p text:style-name="Text_20_body">Gould, Stephen Jay. 1977. <text:span text:style-name="T247">Ontogeny</text:span><text:span text:style-name="T248"> </text:span><text:span text:style-name="T249">and</text:span><text:span text:style-name="T250"> </text:span><text:span text:style-name="T251">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52">Social</text:span><text:span text:style-name="T253"> </text:span><text:span text:style-name="T254">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55">Anthropology</text:span><text:span text:style-name="T256"> </text:span><text:span text:style-name="T257">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58">Cambridge</text:span><text:span text:style-name="T259"> </text:span><text:span text:style-name="T260">University</text:span><text:span text:style-name="T261"> </text:span><text:span text:style-name="T262">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Jablonka, Eva M. 2001. The Systems of Inheritance. In Susan Oyama, Paul Griffiths et Russell D Gray (éd.), <text:span text:style-name="T263">Cycles</text:span><text:span text:style-name="T264"> </text:span><text:span text:style-name="T265">of</text:span><text:span text:style-name="T266"> </text:span><text:span text:style-name="T267">contingency:</text:span><text:span text:style-name="T268"> </text:span><text:span text:style-name="T269">developmental</text:span><text:span text:style-name="T270"> </text:span><text:span text:style-name="T271">systems</text:span><text:span text:style-name="T272"> </text:span><text:span text:style-name="T273">and</text:span><text:span text:style-name="T274"> </text:span><text:span text:style-name="T275">evolution</text:span>, 99‑116. Cambridge, Mass.: MIT Press.</text:p>
      <text:p text:style-name="Text_20_body">Kroeber, A. L. 1952. <text:span text:style-name="T276">The</text:span><text:span text:style-name="T277"> </text:span><text:span text:style-name="T278">Nature</text:span><text:span text:style-name="T279"> </text:span><text:span text:style-name="T280">of</text:span><text:span text:style-name="T281"> </text:span><text:span text:style-name="T282">Culture</text:span>. Chicago: University of Chicago Press.</text:p>
      <text:p text:style-name="Text_20_body">Lauf, Aurelien, Mathieu Valette et Leila Khouas. 2013. Analyzing Variation Patterns In Quotes Over Time. <text:span text:style-name="T283">Research</text:span><text:span text:style-name="T284"> </text:span><text:span text:style-name="T285">in</text:span><text:span text:style-name="T286"> </text:span><text:span text:style-name="T287">Computing</text:span><text:span text:style-name="T288"> </text:span><text:span text:style-name="T289">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90">Proceedings</text:span><text:span text:style-name="T291"> </text:span><text:span text:style-name="T292">of</text:span><text:span text:style-name="T293"> </text:span><text:span text:style-name="T294">the</text:span><text:span text:style-name="T295"> </text:span><text:span text:style-name="T296">15th</text:span><text:span text:style-name="T297"> </text:span><text:span text:style-name="T298">ACM</text:span><text:span text:style-name="T299"> </text:span><text:span text:style-name="T300">SIGKDD</text:span><text:span text:style-name="T301"> </text:span><text:span text:style-name="T302">International</text:span><text:span text:style-name="T303"> </text:span><text:span text:style-name="T304">Conference</text:span><text:span text:style-name="T305"> </text:span><text:span text:style-name="T306">on</text:span><text:span text:style-name="T307"> </text:span><text:span text:style-name="T308">Knowledge</text:span><text:span text:style-name="T309"> </text:span><text:span text:style-name="T310">Discovery</text:span><text:span text:style-name="T311"> </text:span><text:span text:style-name="T312">and</text:span><text:span text:style-name="T313"> </text:span><text:span text:style-name="T314">Data</text:span><text:span text:style-name="T315"> </text:span><text:span text:style-name="T316">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Lewontin, Richard C. 2001a. Gene, Organism and Environment: A New Introduction. In Susan Oyama, Paul Griffiths et Russell D Gray (éd.), <text:span text:style-name="T317">Cycles</text:span><text:span text:style-name="T318"> </text:span><text:span text:style-name="T319">of</text:span><text:span text:style-name="T320"> </text:span><text:span text:style-name="T321">contingency:</text:span><text:span text:style-name="T322"> </text:span><text:span text:style-name="T323">developmental</text:span><text:span text:style-name="T324"> </text:span><text:span text:style-name="T325">systems</text:span><text:span text:style-name="T326"> </text:span><text:span text:style-name="T327">and</text:span><text:span text:style-name="T328"> </text:span><text:span text:style-name="T329">evolution</text:span>, 55‑58. Cambridge, Mass.: MIT Press.</text:p>
      <text:p text:style-name="Text_20_body">Lewontin, Richard C. 2001b. Gene, Organism and Environment. In Susan Oyama, Paul Griffiths et Russell D Gray (éd.), <text:span text:style-name="T330">Cycles</text:span><text:span text:style-name="T331"> </text:span><text:span text:style-name="T332">of</text:span><text:span text:style-name="T333"> </text:span><text:span text:style-name="T334">contingency:</text:span><text:span text:style-name="T335"> </text:span><text:span text:style-name="T336">developmental</text:span><text:span text:style-name="T337"> </text:span><text:span text:style-name="T338">systems</text:span><text:span text:style-name="T339"> </text:span><text:span text:style-name="T340">and</text:span><text:span text:style-name="T341"> </text:span><text:span text:style-name="T342">evolution</text:span>, 59‑66. Cambridge, Mass.: MIT Press.</text:p>
      <text:p text:style-name="Text_20_body">Maingueneau, Dominique. 2004. La situation d’énonciation, entre langue et discours. In, <text:span text:style-name="T343">Dix</text:span><text:span text:style-name="T344"> </text:span><text:span text:style-name="T345">ans</text:span><text:span text:style-name="T346"> </text:span><text:span text:style-name="T347">de</text:span><text:span text:style-name="T348"> </text:span><text:span text:style-name="T349">S</text:span><text:span text:style-name="T350">.</text:span><text:span text:style-name="T351">D</text:span><text:span text:style-name="T352">.</text:span><text:span text:style-name="T353">U</text:span><text:span text:style-name="T354">.</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355">Sociology</text:span><text:span text:style-name="T356"> </text:span><text:span text:style-name="T357">and</text:span><text:span text:style-name="T358"> </text:span><text:span text:style-name="T359">psychology:</text:span><text:span text:style-name="T360"> </text:span><text:span text:style-name="T361">Essays</text:span><text:span text:style-name="T362">.</text:span><text:span text:style-name="T363"> </text:span><text:span text:style-name="T364">Transl</text:span><text:span text:style-name="T365">.</text:span><text:span text:style-name="T366"> </text:span><text:span text:style-name="T367">by</text:span><text:span text:style-name="T368"> </text:span><text:span text:style-name="T369">Ben</text:span><text:span text:style-name="T370"> </text:span><text:span text:style-name="T371">Brewster</text:span><text:span text:style-name="T372">.</text:span> London: Routledge &amp; Kegan Paul.</text:p>
      <text:p text:style-name="Text_20_body">Mesoudi, Alex. 2011. <text:span text:style-name="T373">Cultural</text:span><text:span text:style-name="T374"> </text:span><text:span text:style-name="T375">Evolution</text:span><text:span text:style-name="T376">:</text:span><text:span text:style-name="T377"> </text:span><text:span text:style-name="T378">How</text:span><text:span text:style-name="T379"> </text:span><text:span text:style-name="T380">Darwinian</text:span><text:span text:style-name="T381"> </text:span><text:span text:style-name="T382">Theory</text:span><text:span text:style-name="T383"> </text:span><text:span text:style-name="T384">Can</text:span><text:span text:style-name="T385"> </text:span><text:span text:style-name="T386">Explain</text:span><text:span text:style-name="T387"> </text:span><text:span text:style-name="T388">Human</text:span><text:span text:style-name="T389"> </text:span><text:span text:style-name="T390">Culture</text:span><text:span text:style-name="T391"> </text:span><text:span text:style-name="T392">and</text:span><text:span text:style-name="T393"> </text:span><text:span text:style-name="T394">Synthesize</text:span><text:span text:style-name="T395"> </text:span><text:span text:style-name="T396">the</text:span><text:span text:style-name="T397"> </text:span><text:span text:style-name="T398">Social</text:span><text:span text:style-name="T399"> </text:span><text:span text:style-name="T400">Sciences</text:span>. University of Chicago Press.</text:p>
      <text:p text:style-name="Text_20_body">Mesoudi, Alex, Andrew Whiten et Kevin N. Laland. 2006. Towards a unified science of cultural evolution. <text:span text:style-name="T401">Behavioral</text:span><text:span text:style-name="T402"> </text:span><text:span text:style-name="T403">and</text:span><text:span text:style-name="T404"> </text:span><text:span text:style-name="T405">Brain</text:span><text:span text:style-name="T406"> </text:span><text:span text:style-name="T407">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408">Evolution</text:span><text:span text:style-name="T409"> </text:span><text:span text:style-name="T410">and</text:span><text:span text:style-name="T411"> </text:span><text:span text:style-name="T412">Human</text:span><text:span text:style-name="T413"> </text:span><text:span text:style-name="T414">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415">Proceedings</text:span><text:span text:style-name="T416"> </text:span><text:span text:style-name="T417">of</text:span><text:span text:style-name="T418"> </text:span><text:span text:style-name="T419">the</text:span><text:span text:style-name="T420"> </text:span><text:span text:style-name="T421">National</text:span><text:span text:style-name="T422"> </text:span><text:span text:style-name="T423">Academy</text:span><text:span text:style-name="T424"> </text:span><text:span text:style-name="T425">of</text:span><text:span text:style-name="T426"> </text:span><text:span text:style-name="T427">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Neumann-Held, Eva M. 2001. Let’s Talk About Genes: The Process Molecular Gene Concept and Its Context. In Susan Oyama, Paul Griffiths et Russell D Gray (éd.), <text:span text:style-name="T428">Cycles</text:span><text:span text:style-name="T429"> </text:span><text:span text:style-name="T430">of</text:span><text:span text:style-name="T431"> </text:span><text:span text:style-name="T432">contingency:</text:span><text:span text:style-name="T433"> </text:span><text:span text:style-name="T434">developmental</text:span><text:span text:style-name="T435"> </text:span><text:span text:style-name="T436">systems</text:span><text:span text:style-name="T437"> </text:span><text:span text:style-name="T438">and</text:span><text:span text:style-name="T439"> </text:span><text:span text:style-name="T440">evolution</text:span>, 69‑84. Cambridge, Mass.: MIT Press.</text:p>
      <text:p text:style-name="Text_20_body">O’Regan, J. Kevin et Alva Noë. 2001. A sensorimotor account of vision and visual consciousness. <text:span text:style-name="T441">Behavioral</text:span><text:span text:style-name="T442"> </text:span><text:span text:style-name="T443">and</text:span><text:span text:style-name="T444"> </text:span><text:span text:style-name="T445">Brain</text:span><text:span text:style-name="T446"> </text:span><text:span text:style-name="T447">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448">Cycles</text:span><text:span text:style-name="T449"> </text:span><text:span text:style-name="T450">of</text:span><text:span text:style-name="T451"> </text:span><text:span text:style-name="T452">contingency:</text:span><text:span text:style-name="T453"> </text:span><text:span text:style-name="T454">developmental</text:span><text:span text:style-name="T455"> </text:span><text:span text:style-name="T456">systems</text:span><text:span text:style-name="T457"> </text:span><text:span text:style-name="T458">and</text:span><text:span text:style-name="T459"> </text:span><text:span text:style-name="T460">evolution</text:span>. Cambridge, Mass.: MIT Press.</text:p>
      <text:p text:style-name="Text_20_body">Portin, Petter. 1993. The Concept of the Gene: Short History and Present Status. <text:span text:style-name="T461">The</text:span><text:span text:style-name="T462"> </text:span><text:span text:style-name="T463">Quarterly</text:span><text:span text:style-name="T464"> </text:span><text:span text:style-name="T465">Review</text:span><text:span text:style-name="T466"> </text:span><text:span text:style-name="T467">of</text:span><text:span text:style-name="T468"> </text:span><text:span text:style-name="T469">Biology</text:span> 68(2). 173‑223. <text:a xlink:type="simple" xlink:href="http://www.jstor.org/stable/2829967" office:name=""><text:span text:style-name="Definition">http://www.jstor.org/stable/2829967</text:span></text:a> (22 octobre 2016).</text:p>
      <text:p text:style-name="Text_20_body">Prum, Richard O. et Alan H. Brush. 2014. Which Came First, the Feather or the Bird? <text:span text:style-name="T470">Scientific</text:span><text:span text:style-name="T471"> </text:span><text:span text:style-name="T472">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473">Fifth</text:span><text:span text:style-name="T474"> </text:span><text:span text:style-name="T475">International</text:span><text:span text:style-name="T476"> </text:span><text:span text:style-name="T477">AAAI</text:span><text:span text:style-name="T478"> </text:span><text:span text:style-name="T479">Conference</text:span><text:span text:style-name="T480"> </text:span><text:span text:style-name="T481">on</text:span><text:span text:style-name="T482"> </text:span><text:span text:style-name="T483">Weblogs</text:span><text:span text:style-name="T484"> </text:span><text:span text:style-name="T485">and</text:span><text:span text:style-name="T486"> </text:span><text:span text:style-name="T487">Social</text:span><text:span text:style-name="T488"> </text:span><text:span text:style-name="T489">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490">What</text:span><text:span text:style-name="T491"> </text:span><text:span text:style-name="T492">science</text:span><text:span text:style-name="T493"> </text:span><text:span text:style-name="T494">offers</text:span><text:span text:style-name="T495"> </text:span><text:span text:style-name="T496">the</text:span><text:span text:style-name="T497"> </text:span><text:span text:style-name="T498">humanities:</text:span><text:span text:style-name="T499"> </text:span><text:span text:style-name="T500">integrating</text:span><text:span text:style-name="T501"> </text:span><text:span text:style-name="T502">body</text:span><text:span text:style-name="T503"> </text:span><text:span text:style-name="T504">and</text:span><text:span text:style-name="T505"> </text:span><text:span text:style-name="T506">culture</text:span>. Cambridge; New York: Cambridge University Press.</text:p>
      <text:p text:style-name="Text_20_body">Sperber, Dan. 1996. <text:span text:style-name="T507">Explaining</text:span><text:span text:style-name="T508"> </text:span><text:span text:style-name="T509">culture:</text:span><text:span text:style-name="T510"> </text:span><text:span text:style-name="T511">a</text:span><text:span text:style-name="T512"> </text:span><text:span text:style-name="T513">naturalistic</text:span><text:span text:style-name="T514"> </text:span><text:span text:style-name="T515">approach</text:span>. Oxford, UK; Cambridge, Mass.: Blackwell.</text:p>
      <text:p text:style-name="Text_20_body">Weismann, August. 1893. <text:span text:style-name="T516">The</text:span><text:span text:style-name="T517"> </text:span><text:span text:style-name="T518">Germ</text:span><text:span text:style-name="T519">-</text:span><text:span text:style-name="T520">Plasm</text:span><text:span text:style-name="T521">:</text:span><text:span text:style-name="T522"> </text:span><text:span text:style-name="T523">A</text:span><text:span text:style-name="T524"> </text:span><text:span text:style-name="T525">Theory</text:span><text:span text:style-name="T526"> </text:span><text:span text:style-name="T527">of</text:span><text:span text:style-name="T528"> </text:span><text:span text:style-name="T529">Heredity</text:span>. Scribner’s.</text:p>
      <text:p text:style-name="Text_20_body">West-Eberhard, Mary Jane. 2003. <text:span text:style-name="T530">Developmental</text:span><text:span text:style-name="T531"> </text:span><text:span text:style-name="T532">plasticity</text:span><text:span text:style-name="T533"> </text:span><text:span text:style-name="T534">and</text:span><text:span text:style-name="T535"> </text:span><text:span text:style-name="T536">evolution</text:span>. Oxford; New York: Oxford University Press.</text:p>
      <text:p text:style-name="Text_20_body">Wittgenstein, Ludwig et Gertrude Elizabeth Margaret Anscombe. 1958. <text:span text:style-name="T537">Philosophical</text:span><text:span text:style-name="T538"> </text:span><text:span text:style-name="T539">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